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7e1" officeooo:paragraph-rsid="0019e7e1"/>
    </style:style>
    <style:style style:name="P2" style:family="paragraph" style:parent-style-name="Standard">
      <style:text-properties style:text-position="0% 100%" fo:font-size="14pt" fo:font-weight="bold" officeooo:rsid="0019e7e1" officeooo:paragraph-rsid="0019e7e1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position="0% 100%" fo:font-size="14pt" fo:font-weight="bold" officeooo:rsid="001b62c9" officeooo:paragraph-rsid="001b62c9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position="0% 100%" fo:font-size="12pt" fo:font-weight="normal" officeooo:rsid="001b62c9" officeooo:paragraph-rsid="001b62c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fo:font-weight="normal" officeooo:rsid="0019e7e1" officeooo:paragraph-rsid="0019e7e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19e7e1" officeooo:paragraph-rsid="0019e7e1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fo:font-weight="normal" officeooo:rsid="00215636" officeooo:paragraph-rsid="0021563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3pt" fo:font-weight="normal" officeooo:rsid="0019e7e1" officeooo:paragraph-rsid="0019e7e1" style:font-size-asian="13pt" style:font-weight-asian="normal" style:font-size-complex="13pt" style:font-weight-complex="normal"/>
    </style:style>
    <style:style style:name="P9" style:family="paragraph" style:parent-style-name="Standard">
      <style:text-properties fo:color="#3465a4" officeooo:rsid="0019e7e1" officeooo:paragraph-rsid="0019e7e1"/>
    </style:style>
    <style:style style:name="P10" style:family="paragraph" style:parent-style-name="Standard">
      <style:text-properties fo:color="#3465a4" officeooo:rsid="00216796" officeooo:paragraph-rsid="00216796"/>
    </style:style>
    <style:style style:name="P11" style:family="paragraph" style:parent-style-name="Standard">
      <style:text-properties fo:color="#3465a4" officeooo:rsid="00298717" officeooo:paragraph-rsid="00298717" fo:background-color="transparent"/>
    </style:style>
    <style:style style:name="P12" style:family="paragraph" style:parent-style-name="Standard">
      <style:text-properties fo:color="#3465a4" officeooo:rsid="002b838d" officeooo:paragraph-rsid="002b838d" fo:background-color="transparent"/>
    </style:style>
    <style:style style:name="P13" style:family="paragraph" style:parent-style-name="Standard">
      <style:text-properties fo:color="#3465a4" fo:font-weight="bold" officeooo:rsid="00298717" officeooo:paragraph-rsid="00298717" fo:background-color="transparent" style:font-weight-asian="bold" style:font-weight-complex="bold"/>
    </style:style>
    <style:style style:name="P14" style:family="paragraph" style:parent-style-name="Standard">
      <style:text-properties fo:color="#c9211e" style:text-position="0% 100%" fo:font-size="12pt" fo:font-weight="normal" officeooo:rsid="00215636" officeooo:paragraph-rsid="0021563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officeooo:rsid="00216796" officeooo:paragraph-rsid="00216796"/>
    </style:style>
    <style:style style:name="P16" style:family="paragraph" style:parent-style-name="Standard">
      <style:text-properties fo:color="#000000" fo:font-weight="bold" officeooo:rsid="00251481" officeooo:paragraph-rsid="0027d694" style:font-weight-asian="bold" style:font-weight-complex="bold"/>
    </style:style>
    <style:style style:name="P17" style:family="paragraph" style:parent-style-name="Standard">
      <style:text-properties fo:color="#000000" officeooo:rsid="0027d694" officeooo:paragraph-rsid="0027d694"/>
    </style:style>
    <style:style style:name="P18" style:family="paragraph" style:parent-style-name="Standard">
      <style:text-properties fo:color="#5983b0" officeooo:rsid="00216796" officeooo:paragraph-rsid="00216796"/>
    </style:style>
    <style:style style:name="P19" style:family="paragraph" style:parent-style-name="Standard">
      <style:text-properties fo:color="#5983b0" officeooo:rsid="0019e7e1" officeooo:paragraph-rsid="0019e7e1"/>
    </style:style>
    <style:style style:name="P20" style:family="paragraph" style:parent-style-name="Standard">
      <style:text-properties fo:color="#5983b0" officeooo:rsid="00251481" officeooo:paragraph-rsid="00251481"/>
    </style:style>
    <style:style style:name="P21" style:family="paragraph" style:parent-style-name="Standard">
      <style:text-properties fo:color="#5983b0" officeooo:rsid="00251481" officeooo:paragraph-rsid="0027d694"/>
    </style:style>
    <style:style style:name="P22" style:family="paragraph" style:parent-style-name="Standard">
      <style:text-properties style:use-window-font-color="true" officeooo:rsid="002263d5" officeooo:paragraph-rsid="002263d5"/>
    </style:style>
    <style:style style:name="P23" style:family="paragraph" style:parent-style-name="Standard">
      <style:text-properties style:use-window-font-color="true" fo:font-style="italic" officeooo:rsid="002263d5" officeooo:paragraph-rsid="002263d5" fo:background-color="#41190d" style:font-style-asian="italic" style:font-style-complex="italic"/>
    </style:style>
    <style:style style:name="P24" style:family="paragraph" style:parent-style-name="Standard">
      <style:text-properties style:use-window-font-color="true" officeooo:rsid="00243e28" officeooo:paragraph-rsid="00243e28" fo:background-color="#ffe994"/>
    </style:style>
    <style:style style:name="P25" style:family="paragraph" style:parent-style-name="Standard">
      <style:text-properties style:use-window-font-color="true" officeooo:rsid="00243e28" officeooo:paragraph-rsid="0027d694" fo:background-color="#ffe994"/>
    </style:style>
    <style:style style:name="P26" style:family="paragraph" style:parent-style-name="Standard">
      <style:text-properties style:use-window-font-color="true" officeooo:rsid="0027d694" officeooo:paragraph-rsid="0027d694" fo:background-color="#ffe994"/>
    </style:style>
    <style:style style:name="P27" style:family="paragraph" style:parent-style-name="Standard">
      <style:text-properties style:use-window-font-color="true" officeooo:rsid="00243e28" officeooo:paragraph-rsid="00243e28" fo:background-color="transparent"/>
    </style:style>
    <style:style style:name="P28" style:family="paragraph" style:parent-style-name="Standard">
      <style:text-properties style:use-window-font-color="true" officeooo:rsid="00243e28" officeooo:paragraph-rsid="0027d694" fo:background-color="transparent"/>
    </style:style>
    <style:style style:name="P29" style:family="paragraph" style:parent-style-name="Standard">
      <style:text-properties style:use-window-font-color="true" officeooo:rsid="0027d694" officeooo:paragraph-rsid="0027d694" fo:background-color="transparent"/>
    </style:style>
    <style:style style:name="P30" style:family="paragraph" style:parent-style-name="Standard">
      <style:text-properties style:use-window-font-color="true" officeooo:rsid="0028d7b5" officeooo:paragraph-rsid="0028d7b5" fo:background-color="transparent"/>
    </style:style>
    <style:style style:name="P31" style:family="paragraph" style:parent-style-name="Standard">
      <style:text-properties style:use-window-font-color="true" officeooo:rsid="00298717" officeooo:paragraph-rsid="00298717" fo:background-color="transparent"/>
    </style:style>
    <style:style style:name="P32" style:family="paragraph" style:parent-style-name="Standard">
      <style:text-properties style:use-window-font-color="true" officeooo:rsid="002b838d" officeooo:paragraph-rsid="002b838d" fo:background-color="transparent"/>
    </style:style>
    <style:style style:name="P33" style:family="paragraph" style:parent-style-name="Standard">
      <style:text-properties style:use-window-font-color="true" fo:font-weight="bold" officeooo:rsid="0027d694" officeooo:paragraph-rsid="0027d694" fo:background-color="transparent" style:font-weight-asian="bold" style:font-weight-complex="bold"/>
    </style:style>
    <style:style style:name="P34" style:family="paragraph" style:parent-style-name="Standard">
      <style:text-properties fo:color="#f10d0c" fo:font-style="normal" officeooo:rsid="002263d5" officeooo:paragraph-rsid="002263d5" fo:background-color="transparent" style:font-style-asian="normal" style:font-style-complex="normal"/>
    </style:style>
    <style:style style:name="P35" style:family="paragraph" style:parent-style-name="Standard">
      <style:text-properties fo:color="#f10d0c" fo:font-style="normal" officeooo:rsid="002263d5" officeooo:paragraph-rsid="0027d694" fo:background-color="transparent" style:font-style-asian="normal" style:font-style-complex="normal"/>
    </style:style>
    <style:style style:name="P36" style:family="paragraph" style:parent-style-name="Standard">
      <style:text-properties fo:color="#f10d0c" officeooo:rsid="00251481" officeooo:paragraph-rsid="0027d694" fo:background-color="transparent"/>
    </style:style>
    <style:style style:name="P37" style:family="paragraph" style:parent-style-name="Standard">
      <style:text-properties fo:color="#f10d0c" officeooo:rsid="00251481" officeooo:paragraph-rsid="0027f74a" fo:background-color="transparent"/>
    </style:style>
    <style:style style:name="P38" style:family="paragraph" style:parent-style-name="Standard">
      <style:text-properties fo:color="#f10d0c" officeooo:rsid="002b838d" officeooo:paragraph-rsid="002b838d" fo:background-color="transparent"/>
    </style:style>
    <style:style style:name="T1" style:family="text">
      <style:text-properties officeooo:rsid="00216796"/>
    </style:style>
    <style:style style:name="T2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a9b7c6" style:font-name="DejaVu Sans Mono" fo:font-size="9pt" fo:font-weight="normal" style:font-size-asian="9pt" style:font-weight-asian="normal"/>
    </style:style>
    <style:style style:name="T5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style:font-name="DejaVu Sans Mono" fo:font-size="9pt" fo:font-weight="normal" style:font-size-asian="9pt" style:font-weight-asian="normal"/>
    </style:style>
    <style:style style:name="T8" style:family="text">
      <style:text-properties style:font-name="DejaVu Sans Mono" fo:font-size="9pt" fo:font-weight="normal" style:font-size-asian="9pt" style:font-weight-asian="normal"/>
    </style:style>
    <style:style style:name="T9" style:family="text">
      <style:text-properties style:font-name="DejaVu Sans Mono" fo:font-size="9pt" fo:font-weight="normal" style:font-size-asian="9pt" style:font-weight-asian="normal"/>
    </style:style>
    <style:style style:name="T10" style:family="text">
      <style:text-properties style:font-name="DejaVu Sans Mono" fo:font-size="9pt" fo:font-weight="normal" style:font-size-asian="9pt" style:font-weight-asian="normal"/>
    </style:style>
    <style:style style:name="T11" style:family="text">
      <style:text-properties style:font-name="DejaVu Sans Mono" fo:font-size="9pt" fo:font-weight="normal" style:font-size-asian="9pt" style:font-weight-asian="normal"/>
    </style:style>
    <style:style style:name="T12" style:family="text">
      <style:text-properties style:font-name="DejaVu Sans Mono" fo:font-size="9pt" fo:font-weight="normal" officeooo:rsid="0027d694" style:font-size-asian="9pt" style:font-weight-asian="normal"/>
    </style:style>
    <style:style style:name="T13" style:family="text">
      <style:text-properties style:font-name="DejaVu Sans Mono" fo:font-size="9pt" fo:font-weight="normal" officeooo:rsid="0027d694" style:font-size-asian="9pt" style:font-weight-asian="normal"/>
    </style:style>
    <style:style style:name="T14" style:family="text">
      <style:text-properties style:font-name="DejaVu Sans Mono" fo:font-size="9pt" fo:font-style="normal" officeooo:rsid="0027d694" style:font-size-asian="9pt" style:font-style-asian="normal"/>
    </style:style>
    <style:style style:name="T15" style:family="text">
      <style:text-properties style:font-name="DejaVu Sans Mono" fo:font-size="9pt" fo:font-style="normal" officeooo:rsid="0027f74a" style:font-size-asian="9pt" style:font-style-asian="normal"/>
    </style:style>
    <style:style style:name="T16" style:family="text">
      <style:text-properties style:font-name="DejaVu Sans Mono" fo:font-size="9pt" fo:font-style="normal" style:font-size-asian="9pt" style:font-style-asian="normal"/>
    </style:style>
    <style:style style:name="T17" style:family="text">
      <style:text-properties style:font-name="DejaVu Sans Mono" fo:font-size="9pt" fo:font-style="normal" style:font-size-asian="9pt" style:font-style-asian="normal"/>
    </style:style>
    <style:style style:name="T18" style:family="text">
      <style:text-properties style:font-name="DejaVu Sans Mono" fo:font-size="9pt" fo:font-style="normal" fo:font-weight="normal" officeooo:rsid="00243e28" style:font-size-asian="9pt" style:font-style-asian="normal" style:font-weight-asian="normal"/>
    </style:style>
    <style:style style:name="T19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21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f10d0c"/>
    </style:style>
    <style:style style:name="T24" style:family="text">
      <style:text-properties fo:color="#f10d0c" style:font-name="DejaVu Sa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f10d0c" style:font-name="DejaVu Sa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f10d0c" style:font-name="DejaVu Sa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28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29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30" style:family="text">
      <style:text-properties fo:color="#f10d0c" style:font-name="DejaVu Sans Mono" fo:font-size="9pt" fo:font-style="normal" fo:font-weight="normal" fo:background-color="transparent" loext:char-shading-value="0" style:font-size-asian="9pt" style:font-style-asian="normal" style:font-weight-asian="normal"/>
    </style:style>
    <style:style style:name="T31" style:family="text">
      <style:text-properties fo:color="#f10d0c" style:font-name="DejaVu Sans Mono" fo:font-size="9pt" fo:font-style="normal" fo:font-weight="normal" officeooo:rsid="00243e28" fo:background-color="transparent" loext:char-shading-value="0" style:font-size-asian="9pt" style:font-style-asian="normal" style:font-weight-asian="normal"/>
    </style:style>
    <style:style style:name="T32" style:family="text">
      <style:text-properties fo:color="#f10d0c" style:font-name="DejaVu Sans Mono" fo:font-size="9pt" fo:font-style="normal" fo:font-weight="normal" officeooo:rsid="00243e28" fo:background-color="transparent" loext:char-shading-value="0" style:font-size-asian="9pt" style:font-style-asian="normal" style:font-weight-asian="normal"/>
    </style:style>
    <style:style style:name="T33" style:family="text">
      <style:text-properties fo:color="#f10d0c" style:font-name="DejaVu Sans Mono" fo:font-size="9pt" fo:font-style="normal" fo:font-weight="normal" officeooo:rsid="00243e28" fo:background-color="transparent" loext:char-shading-value="0" style:font-size-asian="9pt" style:font-style-asian="normal" style:font-weight-asian="normal"/>
    </style:style>
    <style:style style:name="T34" style:family="text">
      <style:text-properties fo:color="#f10d0c" style:font-name="DejaVu Sans Mono" fo:font-size="9pt" fo:font-style="normal" fo:font-weight="normal" officeooo:rsid="00243e28" fo:background-color="transparent" loext:char-shading-value="0" style:font-size-asian="9pt" style:font-style-asian="normal" style:font-weight-asian="normal"/>
    </style:style>
    <style:style style:name="T35" style:family="text">
      <style:text-properties fo:color="#f10d0c" style:font-name="DejaVu Sans Mono" fo:font-size="9pt" fo:font-style="normal" fo:font-weight="normal" officeooo:rsid="0027d694" fo:background-color="transparent" loext:char-shading-value="0" style:font-size-asian="9pt" style:font-style-asian="normal" style:font-weight-asian="normal"/>
    </style:style>
    <style:style style:name="T36" style:family="text">
      <style:text-properties fo:color="#f10d0c" style:font-name="DejaVu Sans Mono" fo:font-size="9pt" fo:font-style="normal" fo:font-weight="normal" officeooo:rsid="0027d694" fo:background-color="transparent" loext:char-shading-value="0" style:font-size-asian="9pt" style:font-style-asian="normal" style:font-weight-asian="normal"/>
    </style:style>
    <style:style style:name="T37" style:family="text">
      <style:text-properties fo:color="#f10d0c" style:font-name="DejaVu Sans Mono" fo:font-size="9pt" fo:font-style="normal" fo:font-weight="bold" style:font-size-asian="9pt" style:font-style-asian="normal" style:font-weight-asian="bold" style:font-weight-complex="bold"/>
    </style:style>
    <style:style style:name="T38" style:family="text">
      <style:text-properties fo:color="#f10d0c" fo:background-color="transparent" loext:char-shading-value="0"/>
    </style:style>
    <style:style style:name="T39" style:family="text">
      <style:text-properties fo:color="#f10d0c" officeooo:rsid="00243e28" fo:background-color="transparent" loext:char-shading-value="0"/>
    </style:style>
    <style:style style:name="T40" style:family="text">
      <style:text-properties fo:color="#000000" fo:font-weight="bold" officeooo:rsid="0027f74a" style:font-weight-asian="bold" style:font-weight-complex="bold"/>
    </style:style>
    <style:style style:name="T41" style:family="text">
      <style:text-properties officeooo:rsid="002b83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Commands</text:p>
      <text:p text:style-name="P4">git config --global user.name "Anand"</text:p>
      <text:p text:style-name="P4">git config --global user.email "ajkadakkal@gmail.com"</text:p>
      <text:p text:style-name="P4">git config --global core.editor "nano"</text:p>
      <text:p text:style-name="P4">git config --global color.ui true</text:p>
      <text:p text:style-name="P4">git config --list</text:p>
      <text:p text:style-name="P2"/>
      <text:p text:style-name="P8">nano .gitignore</text:p>
      <text:p text:style-name="P2"/>
      <text:p text:style-name="P5">git init</text:p>
      <text:p text:style-name="P6">git add .</text:p>
      <text:p text:style-name="P6">git commit -m "Initial Commit"</text:p>
      <text:p text:style-name="P6">git status</text:p>
      <text:p text:style-name="P6"/>
      <text:p text:style-name="P6">//<text:span text:style-name="T1">remove remote</text:span></text:p>
      <text:p text:style-name="P14">git remote rm origin</text:p>
      <text:p text:style-name="P7"/>
      <text:p text:style-name="P6">git remote add origin <text:a xlink:type="simple" xlink:href="https://github.com/aj2460/blog-tut.git" text:style-name="Internet_20_link" text:visited-style-name="Visited_20_Internet_20_Link">https://github.com/aj2460/blog-tut.git</text:a></text:p>
      <text:p text:style-name="P6">git push -u origin master</text:p>
      <text:p text:style-name="P2"/>
      <text:p text:style-name="P2">Blog - <text:s/>Tutorial</text:p>
      <text:p text:style-name="P1"/>
      <text:p text:style-name="P1">Start a new Project on PyCharm (Blog<text:span text:style-name="T1">Project</text:span>)</text:p>
      <text:p text:style-name="P1"/>
      <text:p text:style-name="P1">In pycharm terminal type-</text:p>
      <text:p text:style-name="P9">pip install django</text:p>
      <text:p text:style-name="P1"/>
      <text:p text:style-name="P1">Create a django project <text:span text:style-name="T1">called blogApp</text:span></text:p>
      <text:p text:style-name="P9">django-admin startproject blog<text:span text:style-name="T1">App</text:span></text:p>
      <text:p text:style-name="P9"/>
      <text:p text:style-name="P15">Run server</text:p>
      <text:p text:style-name="P10">python manage.py runserver</text:p>
      <text:p text:style-name="P9"/>
      <text:p text:style-name="P15">create a App called blog</text:p>
      <text:p text:style-name="P18">python manage.py startapp blog</text:p>
      <text:p text:style-name="P18"/>
      <text:p text:style-name="P18"/>
      <text:p text:style-name="P22">Edit the views.py in blog app folder</text:p>
      <text:p text:style-name="P34"><text:span text:style-name="T7">from </text:span><text:span text:style-name="T7">django.shortcuts </text:span><text:span text:style-name="T7">import </text:span><text:span text:style-name="T7">render</text:span><text:line-break/><text:span text:style-name="T7">from </text:span><text:span text:style-name="T7">django.http </text:span><text:span text:style-name="T7">import </text:span><text:span text:style-name="T7">HttpResponse</text:span><text:line-break/><text:line-break/><text:span text:style-name="T7">def </text:span><text:span text:style-name="T7">home</text:span><text:span text:style-name="T7">(</text:span><text:span text:style-name="T7">request</text:span><text:span text:style-name="T7">):</text:span><text:line-break/><text:span text:style-name="T7"> <text:s text:c="3"/></text:span><text:span text:style-name="T7">return </text:span><text:span text:style-name="T7">HttpResponse(</text:span><text:span text:style-name="T7">'&lt;h1&gt; Blog Home &lt;/h1&gt;'</text:span><text:span text:style-name="T7">)</text:span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7">Add a new file called urls.py in blog directory</text:p>
      <text:p text:style-name="P24"><text:span text:style-name="T27">from </text:span><text:span text:style-name="T27">django.urls </text:span><text:span text:style-name="T27">import </text:span><text:span text:style-name="T27">path</text:span><text:span text:style-name="T38"><text:line-break/></text:span><text:span text:style-name="T27">from </text:span><text:span text:style-name="T27">. </text:span><text:span text:style-name="T27">import </text:span><text:span text:style-name="T27">views</text:span><text:span text:style-name="T38"><text:line-break/><text:line-break/></text:span><text:span text:style-name="T27">urlpatterns = [</text:span><text:span text:style-name="T38"><text:line-break/></text:span><text:span text:style-name="T27"> <text:s text:c="3"/>path(</text:span><text:span text:style-name="T27">''</text:span><text:span text:style-name="T27">, </text:span><text:span text:style-name="T27">views.home</text:span><text:span text:style-name="T27">, </text:span><text:span text:style-name="T27">name</text:span><text:span text:style-name="T27">=</text:span><text:span text:style-name="T27">'blog-home'</text:span><text:span text:style-name="T27">)</text:span><text:span text:style-name="T27">,</text:span><text:line-break/><text:span text:style-name="T27">]</text:span></text:p>
      <text:p text:style-name="P24"/>
      <text:p text:style-name="P20"><text:soft-page-break/>Edit the main urls.py in blogApp</text:p>
      <text:p text:style-name="P20"><text:span text:style-name="T24">from </text:span><text:span text:style-name="T24">django.contrib </text:span><text:span text:style-name="T24">import </text:span><text:span text:style-name="T24">admin</text:span><text:span text:style-name="T23"><text:line-break/></text:span><text:span text:style-name="T24">from </text:span><text:span text:style-name="T24">django.urls </text:span><text:span text:style-name="T24">import </text:span><text:span text:style-name="T24">path</text:span><text:span text:style-name="T24">, </text:span><text:span text:style-name="T37">include</text:span><text:span text:style-name="T23"><text:line-break/><text:line-break/></text:span><text:span text:style-name="T24">urlpatterns = [</text:span><text:span text:style-name="T23"><text:line-break/></text:span><text:span text:style-name="T24"> <text:s text:c="3"/>path(</text:span><text:span text:style-name="T24">'admin/'</text:span><text:span text:style-name="T24">, </text:span><text:span text:style-name="T24">admin.site.urls)</text:span><text:span text:style-name="T24">,</text:span><text:span text:style-name="T23"><text:line-break/></text:span><text:span text:style-name="T24"> <text:s text:c="3"/></text:span><text:span text:style-name="T24">path(</text:span><text:span text:style-name="T24">'blog/'</text:span><text:span text:style-name="T24">, </text:span><text:span text:style-name="T24">include(blog.urls))</text:span><text:span text:style-name="T24">,</text:span></text:p>
      <text:p text:style-name="P37"><text:span text:style-name="T18">]</text:span></text:p>
      <text:p text:style-name="P20"><text:span text:style-name="T24"/></text:p>
      <text:p text:style-name="P16"><text:span text:style-name="T14">Add About page – </text:span><text:span text:style-name="T15">only need to edit views.py and urls.py in blog app</text:span></text:p>
      <text:p text:style-name="P21"/>
      <text:p text:style-name="P17">Add another funcion in views.py file </text:p>
      <text:p text:style-name="P35"><text:span text:style-name="T7">def </text:span><text:span text:style-name="T12">about</text:span><text:span text:style-name="T7">(</text:span><text:span text:style-name="T7">request</text:span><text:span text:style-name="T7">):</text:span><text:line-break/><text:span text:style-name="T7"> <text:s text:c="3"/></text:span><text:span text:style-name="T7">return </text:span><text:span text:style-name="T7">HttpResponse(</text:span><text:span text:style-name="T7">'&lt;h1&gt; Blog </text:span><text:span text:style-name="T12">About</text:span><text:span text:style-name="T7"> &lt;/h1&gt;'</text:span><text:span text:style-name="T7">)</text:span></text:p>
      <text:p text:style-name="P21"/>
      <text:p text:style-name="P21"><text:span text:style-name="T40">urls.py</text:span><text:line-break/><text:span text:style-name="T31">urlpatterns = [</text:span><text:span text:style-name="T39"><text:line-break/></text:span><text:span text:style-name="T31"> <text:s text:c="3"/>path(</text:span><text:span text:style-name="T31">''</text:span><text:span text:style-name="T31">, </text:span><text:span text:style-name="T31">views.home</text:span><text:span text:style-name="T31">, </text:span><text:span text:style-name="T31">name</text:span><text:span text:style-name="T31">=</text:span><text:span text:style-name="T31">'blog-home'</text:span><text:span text:style-name="T31">)</text:span><text:span text:style-name="T31">,</text:span></text:p>
      <text:p text:style-name="P21"><text:span text:style-name="T31"><text:s text:c="4"/>path(</text:span><text:span text:style-name="T31">'</text:span><text:span text:style-name="T35">about</text:span><text:span text:style-name="T31">'</text:span><text:span text:style-name="T31">, </text:span><text:span text:style-name="T31">views.</text:span><text:span text:style-name="T35">about</text:span><text:span text:style-name="T31">, </text:span><text:span text:style-name="T31">name</text:span><text:span text:style-name="T31">=</text:span><text:span text:style-name="T31">'blog-</text:span><text:span text:style-name="T35">about</text:span><text:span text:style-name="T31">'</text:span><text:span text:style-name="T31">)</text:span><text:span text:style-name="T31">,</text:span></text:p>
      <text:p text:style-name="P36"><text:span text:style-name="T18">]</text:span></text:p>
      <text:p text:style-name="P28">-------------------------------------------------------------------------</text:p>
      <text:p text:style-name="P33">Video 3</text:p>
      <text:p text:style-name="P30">Templates</text:p>
      <text:p text:style-name="P30"/>
      <text:p text:style-name="P30">Add a new dir under blog app names templates the add another directory with the same name as the app.. here it is blog</text:p>
      <text:p text:style-name="P30">blog -&gt; templates -&gt;blog</text:p>
      <text:p text:style-name="P30"/>
      <text:p text:style-name="P31">Create two html files with basic html</text:p>
      <text:p text:style-name="P31"><text:tab/>home.html</text:p>
      <text:p text:style-name="P31"><text:tab/>about.html</text:p>
      <text:p text:style-name="P31"/>
      <text:p text:style-name="P31">Add blog App the the list of installed app in blogApp so that django knows to look for a template directory <text:span text:style-name="T41">and databases</text:span></text:p>
      <text:p text:style-name="P30"/>
      <text:p text:style-name="P31">from the apps.py in blog apps.py copy the class name BlogConfig and add it to settings.py in Installed Apps list</text:p>
      <text:p text:style-name="P11"/>
      <text:p text:style-name="P13"><text:span text:style-name="T16">'blog.apps.BlogConfig'</text:span><text:span text:style-name="T16">,</text:span></text:p>
      <text:p text:style-name="P11"><text:span text:style-name="T19">'django.contrib.admin'</text:span><text:span text:style-name="T19">,</text:span><text:line-break/><text:span text:style-name="T19">'django.contrib.auth'</text:span><text:span text:style-name="T19">,</text:span><text:line-break/><text:span text:style-name="T19">'django.contrib.contenttypes'</text:span><text:span text:style-name="T19">,</text:span></text:p>
      <text:p text:style-name="P11"><text:span text:style-name="T19">***</text:span></text:p>
      <text:p text:style-name="P11"><text:span text:style-name="T19"/></text:p>
      <text:p text:style-name="P31"/>
      <text:p text:style-name="P32">edit the views.py <text:s/>file to return the template</text:p>
      <text:p text:style-name="P38"><text:span text:style-name="T19">def </text:span><text:span text:style-name="T19">home</text:span><text:span text:style-name="T19">(request):</text:span><text:line-break/><text:span text:style-name="T19"> <text:s text:c="3"/></text:span><text:span text:style-name="T19">return </text:span><text:span text:style-name="T19">render(request</text:span><text:span text:style-name="T19">,</text:span><text:span text:style-name="T19">'blog/home.html'</text:span><text:span text:style-name="T19">)</text:span></text:p>
      <text:p text:style-name="P12"/>
      <text:p text:style-name="P32"/>
      <text:p text:style-name="P29"/>
      <text:p text:style-name="P26"/>
      <text:p text:style-name="P25"/>
      <text:p text:style-name="P20"/>
      <text:p text:style-name="P19"/>
      <text:p text:style-name="P9"/>
      <text:p text:style-name="P9"/>
      <text:p text:style-name="P9"/>
      <text:p text:style-name="P9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0:45:24.970092844</meta:creation-date>
    <dc:date>2019-03-02T15:02:54.798560874</dc:date>
    <meta:editing-duration>PT3H13M20S</meta:editing-duration>
    <meta:editing-cycles>10</meta:editing-cycles>
    <meta:generator>LibreOffice/6.1.4.2$Linux_X86_64 LibreOffice_project/10$Build-2</meta:generator>
    <meta:document-statistic meta:table-count="0" meta:image-count="0" meta:object-count="0" meta:page-count="3" meta:paragraph-count="53" meta:word-count="307" meta:character-count="2199" meta:non-whitespace-character-count="1909"/>
  </office:meta>
</office:document-meta>
</file>